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35871" officeooo:paragraph-rsid="00035871"/>
    </style:style>
    <style:style style:name="P2" style:family="paragraph" style:parent-style-name="Preformatted_20_Text">
      <style:text-properties officeooo:rsid="00035871" officeooo:paragraph-rsid="01da8b17"/>
    </style:style>
    <style:style style:name="P3" style:family="paragraph" style:parent-style-name="Preformatted_20_Text">
      <style:text-properties fo:font-weight="bold" officeooo:rsid="00035871" officeooo:paragraph-rsid="00035871" style:font-weight-asian="bold" style:font-weight-complex="bold"/>
    </style:style>
    <style:style style:name="P4" style:family="paragraph" style:parent-style-name="Preformatted_20_Text">
      <style:text-properties fo:font-weight="bold" officeooo:rsid="0008c3a6" officeooo:paragraph-rsid="0008c3a6" style:font-weight-asian="bold" style:font-weight-complex="bold"/>
    </style:style>
    <style:style style:name="P5" style:family="paragraph" style:parent-style-name="Preformatted_20_Text">
      <style:text-properties officeooo:rsid="00070cb8" officeooo:paragraph-rsid="00070cb8"/>
    </style:style>
    <style:style style:name="P6" style:family="paragraph" style:parent-style-name="Preformatted_20_Text">
      <style:text-properties officeooo:rsid="00fa2c01" officeooo:paragraph-rsid="00fa2c01"/>
    </style:style>
    <style:style style:name="P7" style:family="paragraph" style:parent-style-name="Preformatted_20_Text">
      <style:text-properties officeooo:rsid="016d757b" officeooo:paragraph-rsid="016d757b"/>
    </style:style>
    <style:style style:name="P8" style:family="paragraph" style:parent-style-name="Preformatted_20_Text">
      <style:text-properties officeooo:rsid="01b93ac2" officeooo:paragraph-rsid="01b93ac2"/>
    </style:style>
    <style:style style:name="P9" style:family="paragraph" style:parent-style-name="Preformatted_20_Text">
      <style:text-properties officeooo:rsid="01d98f29" officeooo:paragraph-rsid="01d98f29"/>
    </style:style>
    <style:style style:name="P10" style:family="paragraph" style:parent-style-name="Preformatted_20_Text">
      <style:text-properties officeooo:rsid="01dafa39" officeooo:paragraph-rsid="01dafa39"/>
    </style:style>
    <style:style style:name="P11" style:family="paragraph" style:parent-style-name="Preformatted_20_Text">
      <style:text-properties officeooo:rsid="0202e828" officeooo:paragraph-rsid="0202e828"/>
    </style:style>
    <style:style style:name="P12" style:family="paragraph" style:parent-style-name="Preformatted_20_Text">
      <style:text-properties officeooo:rsid="0207a536" officeooo:paragraph-rsid="0207a536"/>
    </style:style>
    <style:style style:name="P13" style:family="paragraph" style:parent-style-name="Preformatted_20_Text">
      <style:text-properties officeooo:rsid="022f8c5a" officeooo:paragraph-rsid="022f8c5a"/>
    </style:style>
    <style:style style:name="P14" style:family="paragraph" style:parent-style-name="Preformatted_20_Text">
      <style:text-properties officeooo:rsid="00035871" officeooo:paragraph-rsid="02449aeb"/>
    </style:style>
    <style:style style:name="P15" style:family="paragraph" style:parent-style-name="Preformatted_20_Text">
      <style:text-properties officeooo:rsid="00035871" officeooo:paragraph-rsid="025ce151"/>
    </style:style>
    <style:style style:name="P16" style:family="paragraph" style:parent-style-name="Preformatted_20_Text">
      <style:text-properties officeooo:rsid="00035871" officeooo:paragraph-rsid="02641ca4"/>
    </style:style>
    <style:style style:name="P17" style:family="paragraph" style:parent-style-name="Preformatted_20_Text">
      <style:text-properties officeooo:rsid="00035871" officeooo:paragraph-rsid="00035871"/>
    </style:style>
    <style:style style:name="P18" style:family="paragraph" style:parent-style-name="Preformatted_20_Text">
      <style:text-properties fo:font-weight="normal" officeooo:rsid="0009a6b9" officeooo:paragraph-rsid="0287b781" style:font-weight-asian="normal" style:font-weight-complex="normal"/>
    </style:style>
    <style:style style:name="P19" style:family="paragraph" style:parent-style-name="Preformatted_20_Text">
      <style:text-properties fo:font-weight="normal" officeooo:rsid="028ec115" officeooo:paragraph-rsid="028ec115" style:font-weight-asian="normal" style:font-weight-complex="normal"/>
    </style:style>
    <style:style style:name="P20" style:family="paragraph" style:parent-style-name="Preformatted_20_Text">
      <style:text-properties fo:font-weight="normal" officeooo:rsid="02985a24" officeooo:paragraph-rsid="02985a24" style:font-weight-asian="normal" style:font-weight-complex="normal"/>
    </style:style>
    <style:style style:name="P21" style:family="paragraph" style:parent-style-name="Preformatted_20_Text">
      <style:text-properties fo:font-weight="normal" officeooo:rsid="030c4b3b" officeooo:paragraph-rsid="0323b8b5" style:font-weight-asian="normal" style:font-weight-complex="normal"/>
    </style:style>
    <style:style style:name="P22" style:family="paragraph" style:parent-style-name="Preformatted_20_Text">
      <style:text-properties fo:font-weight="normal" officeooo:rsid="03385470" officeooo:paragraph-rsid="03504266" style:font-weight-asian="normal" style:font-weight-complex="normal"/>
    </style:style>
    <style:style style:name="P23" style:family="paragraph" style:parent-style-name="Preformatted_20_Text">
      <style:text-properties officeooo:rsid="0043bf0e" officeooo:paragraph-rsid="0043bf0e"/>
    </style:style>
    <style:style style:name="P24" style:family="paragraph" style:parent-style-name="Preformatted_20_Text">
      <style:text-properties officeooo:rsid="02bbcd0c" officeooo:paragraph-rsid="02bbcd0c"/>
    </style:style>
    <style:style style:name="P25" style:family="paragraph" style:parent-style-name="Preformatted_20_Text">
      <style:text-properties officeooo:rsid="02c9c435" officeooo:paragraph-rsid="02c9c435"/>
    </style:style>
    <style:style style:name="P26" style:family="paragraph" style:parent-style-name="Preformatted_20_Text">
      <style:text-properties officeooo:rsid="02df861d" officeooo:paragraph-rsid="02df861d"/>
    </style:style>
    <style:style style:name="T1" style:family="text">
      <style:text-properties officeooo:rsid="00037a58"/>
    </style:style>
    <style:style style:name="T2" style:family="text">
      <style:text-properties officeooo:rsid="000bc68d"/>
    </style:style>
    <style:style style:name="T3" style:family="text">
      <style:text-properties officeooo:rsid="000e9e68"/>
    </style:style>
    <style:style style:name="T4" style:family="text">
      <style:text-properties officeooo:rsid="000f620d"/>
    </style:style>
    <style:style style:name="T5" style:family="text">
      <style:text-properties fo:font-weight="bold" style:font-weight-asian="bold" style:font-weight-complex="bold"/>
    </style:style>
    <style:style style:name="T6" style:family="text">
      <style:text-properties fo:font-weight="bold" officeooo:rsid="0040e344" style:font-weight-asian="bold" style:font-weight-complex="bold"/>
    </style:style>
    <style:style style:name="T7" style:family="text">
      <style:text-properties fo:font-weight="bold" officeooo:rsid="00e7f35e" style:font-weight-asian="bold" style:font-weight-complex="bold"/>
    </style:style>
    <style:style style:name="T8" style:family="text">
      <style:text-properties fo:font-weight="bold" officeooo:rsid="016c2449" style:font-weight-asian="bold" style:font-weight-complex="bold"/>
    </style:style>
    <style:style style:name="T9" style:family="text">
      <style:text-properties officeooo:rsid="00748d5a"/>
    </style:style>
    <style:style style:name="T10" style:family="text">
      <style:text-properties officeooo:rsid="00e6665e"/>
    </style:style>
    <style:style style:name="T11" style:family="text">
      <style:text-properties officeooo:rsid="00fb765e"/>
    </style:style>
    <style:style style:name="T12" style:family="text">
      <style:text-properties officeooo:rsid="014240f6"/>
    </style:style>
    <style:style style:name="T13" style:family="text">
      <style:text-properties officeooo:rsid="016c2449"/>
    </style:style>
    <style:style style:name="T14" style:family="text">
      <style:text-properties officeooo:rsid="0174f9ab"/>
    </style:style>
    <style:style style:name="T15" style:family="text">
      <style:text-properties officeooo:rsid="01b95c61"/>
    </style:style>
    <style:style style:name="T16" style:family="text">
      <style:text-properties officeooo:rsid="01db1974"/>
    </style:style>
    <style:style style:name="T17" style:family="text">
      <style:text-properties officeooo:rsid="020850fe"/>
    </style:style>
    <style:style style:name="T18" style:family="text">
      <style:text-properties officeooo:rsid="0215bb7f"/>
    </style:style>
    <style:style style:name="T19" style:family="text">
      <style:text-properties officeooo:rsid="0231448b"/>
    </style:style>
    <style:style style:name="T20" style:family="text">
      <style:text-properties officeooo:rsid="0232a819"/>
    </style:style>
    <style:style style:name="T21" style:family="text">
      <style:text-properties officeooo:rsid="023584a8"/>
    </style:style>
    <style:style style:name="T22" style:family="text">
      <style:text-properties officeooo:rsid="02367ebe"/>
    </style:style>
    <style:style style:name="T23" style:family="text">
      <style:text-properties officeooo:rsid="0237d5d4"/>
    </style:style>
    <style:style style:name="T24" style:family="text">
      <style:text-properties officeooo:rsid="02397e53"/>
    </style:style>
    <style:style style:name="T25" style:family="text">
      <style:text-properties officeooo:rsid="023ab1ec"/>
    </style:style>
    <style:style style:name="T26" style:family="text">
      <style:text-properties officeooo:rsid="023bad45"/>
    </style:style>
    <style:style style:name="T27" style:family="text">
      <style:text-properties officeooo:rsid="023f3239"/>
    </style:style>
    <style:style style:name="T28" style:family="text">
      <style:text-properties officeooo:rsid="02438b3f"/>
    </style:style>
    <style:style style:name="T29" style:family="text">
      <style:text-properties officeooo:rsid="02455e51"/>
    </style:style>
    <style:style style:name="T30" style:family="text">
      <style:text-properties officeooo:rsid="0248759a"/>
    </style:style>
    <style:style style:name="T31" style:family="text">
      <style:text-properties officeooo:rsid="024a24ba"/>
    </style:style>
    <style:style style:name="T32" style:family="text">
      <style:text-properties officeooo:rsid="024c14d5"/>
    </style:style>
    <style:style style:name="T33" style:family="text">
      <style:text-properties officeooo:rsid="024df32d"/>
    </style:style>
    <style:style style:name="T34" style:family="text">
      <style:text-properties officeooo:rsid="02518307"/>
    </style:style>
    <style:style style:name="T35" style:family="text">
      <style:text-properties officeooo:rsid="0256756a"/>
    </style:style>
    <style:style style:name="T36" style:family="text">
      <style:text-properties officeooo:rsid="025951f2"/>
    </style:style>
    <style:style style:name="T37" style:family="text">
      <style:text-properties officeooo:rsid="0259d509"/>
    </style:style>
    <style:style style:name="T38" style:family="text">
      <style:text-properties officeooo:rsid="025ce151"/>
    </style:style>
    <style:style style:name="T39" style:family="text">
      <style:text-properties officeooo:rsid="025e8413"/>
    </style:style>
    <style:style style:name="T40" style:family="text">
      <style:text-properties officeooo:rsid="0260bdc7"/>
    </style:style>
    <style:style style:name="T41" style:family="text">
      <style:text-properties officeooo:rsid="02628ef0"/>
    </style:style>
    <style:style style:name="T42" style:family="text">
      <style:text-properties officeooo:rsid="0264c112"/>
    </style:style>
    <style:style style:name="T43" style:family="text">
      <style:text-properties officeooo:rsid="02662b10"/>
    </style:style>
    <style:style style:name="T44" style:family="text">
      <style:text-properties officeooo:rsid="026ec809"/>
    </style:style>
    <style:style style:name="T45" style:family="text">
      <style:text-properties officeooo:rsid="0271a6ce"/>
    </style:style>
    <style:style style:name="T46" style:family="text">
      <style:text-properties officeooo:rsid="02756358"/>
    </style:style>
    <style:style style:name="T47" style:family="text">
      <style:text-properties officeooo:rsid="0278b7b9"/>
    </style:style>
    <style:style style:name="T48" style:family="text">
      <style:text-properties officeooo:rsid="027cf6d2"/>
    </style:style>
    <style:style style:name="T49" style:family="text">
      <style:text-properties officeooo:rsid="027e512f"/>
    </style:style>
    <style:style style:name="T50" style:family="text">
      <style:text-properties officeooo:rsid="028018f9"/>
    </style:style>
    <style:style style:name="T51" style:family="text">
      <style:text-properties officeooo:rsid="0281617f"/>
    </style:style>
    <style:style style:name="T52" style:family="text">
      <style:text-properties officeooo:rsid="0285c285"/>
    </style:style>
    <style:style style:name="T53" style:family="text">
      <style:text-properties officeooo:rsid="028797f1"/>
    </style:style>
    <style:style style:name="T54" style:family="text">
      <style:text-properties officeooo:rsid="0287b781"/>
    </style:style>
    <style:style style:name="T55" style:family="text">
      <style:text-properties officeooo:rsid="028f0ca8"/>
    </style:style>
    <style:style style:name="T56" style:family="text">
      <style:text-properties officeooo:rsid="029aa1fe"/>
    </style:style>
    <style:style style:name="T57" style:family="text">
      <style:text-properties officeooo:rsid="02bc17bd"/>
    </style:style>
    <style:style style:name="T58" style:family="text">
      <style:text-properties officeooo:rsid="02cc5ad4"/>
    </style:style>
    <style:style style:name="T59" style:family="text">
      <style:text-properties officeooo:rsid="02e324c3"/>
    </style:style>
    <style:style style:name="T60" style:family="text">
      <style:text-properties officeooo:rsid="03141e1b"/>
    </style:style>
    <style:style style:name="T61" style:family="text">
      <style:text-properties officeooo:rsid="033b333a"/>
    </style:style>
    <style:style style:name="T62" style:family="text">
      <style:text-properties officeooo:rsid="033d7998"/>
    </style:style>
    <style:style style:name="T63" style:family="text">
      <style:text-properties officeooo:rsid="035a9c83"/>
    </style:style>
    <style:style style:name="T64" style:family="text">
      <style:text-properties officeooo:rsid="03746347"/>
    </style:style>
    <style:style style:name="T65" style:family="text">
      <style:text-properties officeooo:rsid="037c49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FS 2016 Presentation Plot:</text:p>
      <text:p text:style-name="P1"/>
      <text:p text:style-name="P3"><text:span text:style-name="T1">P1: </text:span>Title</text:p>
      <text:p text:style-name="P1">Hello <text:span text:style-name="T19">everyone</text:span>. <text:span text:style-name="T20">My name is</text:span> <text:span text:style-name="T20">Yan Yan and I’m </text:span>here today to present our recent work: [Cryptographic Randomness on a CC2538: A Case Study]. In this paper, we <text:span text:style-name="T21">reviewed</text:span> the random number generator <text:span text:style-name="T24">design for</text:span> <text:span text:style-name="T22">a specific</text:span> Internet of Things device, CC2538. <text:span text:style-name="T23">The work is done with my supervisors Elisabeth Oswald and Theo Tryfonas.</text:span></text:p>
      <text:p text:style-name="P1"/>
      <text:p text:style-name="P3">P2: Introduce TI CC2538.</text:p>
      <text:p text:style-name="P14"><text:span text:style-name="T25">CC2538</text:span> is a <text:span text:style-name="T26">System on Chip product of </text:span>Texas Instrument. <text:span text:style-name="T27">It is</text:span> announce<text:span text:style-name="T27">d</text:span> in 2012, featuring high performance, 15.4 comp<text:span text:style-name="T44">atibility</text:span> <text:span text:style-name="T28">and</text:span> low power consumption. <text:span text:style-name="T35">It is well supported by the Contiki OS which we made a lot of use in our experiments.</text:span></text:p>
      <text:p text:style-name="P14"/>
      <text:p text:style-name="P14"><text:span text:style-name="T29">T</text:span>his chip also has <text:span text:style-name="T30">a rich</text:span> cryptographic <text:span text:style-name="T31">support, </text:span>including ECC, <text:span text:style-name="T32">AES and SHA-256</text:span> <text:span text:style-name="T33">accelerator. This advertises it for security applications.</text:span></text:p>
      <text:p text:style-name="P1"/>
      <text:p text:style-name="P3">P3: Introduction to RNG.</text:p>
      <text:p text:style-name="P15">Now let's talk about <text:span text:style-name="T36">RNGs</text:span>. <text:span text:style-name="T37">Generally there are two types of</text:span> RNGs. </text:p>
      <text:p text:style-name="P15"/>
      <text:p text:style-name="P16"><text:span text:style-name="T38">The first is</text:span> True RNG, <text:span text:style-name="T39">which is implemented in</text:span> hardware that sample<text:span text:style-name="T34">s</text:span> physical entropy <text:span text:style-name="T40">in the environment.</text:span> <text:span text:style-name="T41">F</text:span>or example, many Linux distributions use hard disk noise as the system randomness. </text:p>
      <text:p text:style-name="P16"/>
      <text:p text:style-name="P16"><text:span text:style-name="T42">The second is </text:span>P<text:span text:style-name="T42">seudo </text:span>RNG. <text:span text:style-name="T43">PRNG requires a seeded that is generated by TRNG.</text:span> <text:span text:style-name="T45">It then transform the seed to</text:span> a stream of random numbers using hash functions or encryption algorithms. The reason we need PRNG is that they are <text:span text:style-name="T46">usually </text:span>faster and the output <text:span text:style-name="T47">is sometime more random than TRNGs</text:span>.</text:p>
      <text:p text:style-name="P1"/>
      <text:p text:style-name="P5">RNGs <text:span text:style-name="T49">have various</text:span> <text:span text:style-name="T48">applications</text:span>. <text:span text:style-name="T50">In c</text:span>ryptography, secret key<text:span text:style-name="T51">s</text:span> <text:span text:style-name="T51">are normally </text:span>generat<text:span text:style-name="T51">ed by RNGs</text:span>.</text:p>
      <text:p text:style-name="P5"/>
      <text:p text:style-name="P4">P4: Example – RNG in EC Key Generation</text:p>
      <text:p text:style-name="P18">Th<text:span text:style-name="T3">is</text:span> is a<text:span text:style-name="T52">n example</text:span> of ECDSA <text:span text:style-name="T2">session</text:span> key generation,<text:span text:style-name="T53"> taken from the tinyDTLS implementation</text:span>. <text:span text:style-name="T54">The secret key is generated by repetitively calling the PRNG and the public key is the scale multiplication of the secret key and base point G.</text:span></text:p>
      <text:p text:style-name="P18"/>
      <text:p text:style-name="P19">Apparently <text:span text:style-name="T55">security of cryptographic algorithms heavily rely on the unpredictability of secret keys; if the secret key is predictable then nothing can be secure.</text:span></text:p>
      <text:p text:style-name="P1"/>
      <text:p text:style-name="P3">P<text:span text:style-name="T4">5</text:span>: RNG issues reported on previous devices.</text:p>
      <text:p text:style-name="P20">Historically, <text:span text:style-name="T56">problematic RNGs have been reported for several IoT applications. These blogs reported complete brake of some smart meter applications which used the earlier products in the CC series, but we sadly found that the same problem still exists in this recent device.</text:span></text:p>
      <text:p text:style-name="P1"/>
      <text:p text:style-name="P1"><text:span text:style-name="T5">P</text:span><text:span text:style-name="T6">6</text:span><text:span text:style-name="T5">: RNG design on CC2538: predictable sequence and low entropy (same issue).</text:span> </text:p>
      <text:p text:style-name="P24">CC2538 <text:span text:style-name="T57">user manual suggested the use of CRC16 register as a PRNG. In our investigation, we realised a coding issue in the Contiki driver and reported to the author. </text:span></text:p>
      <text:p text:style-name="P23"/>
      <text:p text:style-name="P25">When using the CRC16 as a PRNG, <text:span text:style-name="T58">the register is initialised by a TRNG sampling the radio noise which we will talk later. Upon calling, the input bit is fixed to 0 and the register performs 13 times of CRC16 calculation, and outputs the result as a random number.</text:span></text:p>
      <text:p text:style-name="P23"/>
      <text:p text:style-name="P26">The problem here is quite obvious. <text:span text:style-name="T59">Since the algorithm is deterministic, the output will eventually end up in a cycle. Because the register is only 16 bits, so the period of cycle is no longer than 2^16 calls. This implies if we use this PRNG to generate secret keys, there will be no more than 65536 possible values, which can be easily enumerated. This is far not enough for cryptographic security.</text:span></text:p>
      <text:p text:style-name="P1"/>
      <text:p text:style-name="P1"><text:soft-page-break/></text:p>
      <text:p text:style-name="P3">P<text:span text:style-name="T9">7</text:span>: The RNG leads to a practical issue. DTLS ECDHE/ECDSA totally broken (but not going into algorithm details).</text:p>
      <text:p text:style-name="P21">For example, <text:span text:style-name="T60">exploiting this vulnerability, we can practically brake ECDHE/ECDSA cipher suite which has been implemented by the tinydtls implementation. </text:span></text:p>
      <text:p text:style-name="P21"/>
      <text:p text:style-name="P21"><text:span text:style-name="T60">All we need to do is to enumerate all the possible secret key values and build a key pair look up table. For ECDHE, we can revert any one of the scalers using the table and compute the shared secret. For ECDSA, we can revert the session key in the same way and then compute the long term secret key.</text:span></text:p>
      <text:p text:style-name="P1"/>
      <text:p text:style-name="P3">P<text:span text:style-name="T10">8</text:span>: CC2538 uses RF to sample random seed.</text:p>
      <text:p text:style-name="P22"><text:span text:style-name="T61">So far w</text:span>e have shown that the PRNG is completely unsuitable for secure applications <text:span text:style-name="T64">just as its precedents</text:span>, <text:span text:style-name="T62">now we take a look at its TRNG. </text:span></text:p>
      <text:p text:style-name="P22"/>
      <text:p text:style-name="P22"><text:span text:style-name="T63">As I mentioned before, CC2538 has a specific register that samples radio noise and outputs a random bit. We tested its randomness using a test suite provided by NIST and it passed all the tests. So radio noise itself has a good entropy. But for many IoT applications, these devices are expected to be deployed in an open area, which means the adversaries could potentially sent a jamming signal to tamper the randomness.</text:span></text:p>
      <text:p text:style-name="P1"/>
      <text:p text:style-name="P1"><text:span text:style-name="T5">P</text:span><text:span text:style-name="T7">9</text:span><text:span text:style-name="T5">: Reverse engineering by comparing to siblings.</text:span> </text:p>
      <text:p text:style-name="P1"/>
      <text:p text:style-name="P1"/>
      <text:p text:style-name="P1"/>
      <text:p text:style-name="P6">When we actually started <text:span text:style-name="T11">to do it, a primary difficulty is that we have no information on how the random bit is generated. The user’s manual only says it’s from the radio noise but we found no where about how the noise is encoded into a bit. However, we also realised that CC2538 is not the first device that adopts such design, so we tried to find hints in its siblings, and interestingly we did found something useful. The figure on the right hand side is from the user’s manual of CC2520. This manual explained that the analogue radio noise is first divided into I channel and Q channel, converted to a digital value through the Analogue-to-Digital Converter, going through the Decimator, then finally the Least Significant Bit is taken as the random bit. In addition, we also found the radio module design in CC2430’s manual. We can see this is indeed a very typical design. The signal is amplified by the Low Noise Amplifier, divided into IQ channels by the mixer, going through the bandwidth filter and feed into the ADCs we just mentioned. Notice that there is also an Automatic Gain Control functioning in the circuit. Assuming CC2538 has adopted a similar design, which is very likely to be the case, we started to design signal that could bias the random bit. We made several attempts and we luckily found one that worked which turns out to be surprisingly simple. The idea is that if we can somehow fix the input to the ADC then we can expect the resulting random bit, that is the LSB of ADC output, to be a constant value.</text:span></text:p>
      <text:p text:style-name="P1"/>
      <text:p text:style-name="P3">P<text:span text:style-name="T12">10</text:span>: Strategy: using constant signal.</text:p>
      <text:p text:style-name="P7">However, <text:span text:style-name="T14">practical hassles still exist when we actually trying to implement the attack. The major concern are the noises. This figure demonstrates a typical radio receiving path in the Automatic Gain Control aspect. Even though we could put a constant signal to the input, the actual signal going in will be added by the environmental noise, plus any noise coming from the device itself. These combined signals will be amplified, mixed, filtered, adjusted, and such and such-es as shown in the graph. All these noises could flip the outcome LSB, as the LSB represents the tiniest voltage that is sensible to the device. Unfortunately, in practice we don’t have much control over the noises. </text:span></text:p>
      <text:p text:style-name="P7"/>
      <text:p text:style-name="P8">So our solution <text:span text:style-name="T15">is to saturate the circuit, that is, we made the constant signal extraordinary strong. We hope that the signal will force the AGC to be tuned to a level that makes the noises negligible, or make the device behave weirdly. Fortunately it worked.</text:span></text:p>
      <text:p text:style-name="P8"/>
      <text:p text:style-name="P12">For experimental purposes <text:span text:style-name="T17">we turned the LNAs of the device to their maximum and </text:span><text:soft-page-break/><text:span text:style-name="T17">used a cable to achieve the best signal strength without risking an amplifier.</text:span></text:p>
      <text:p text:style-name="P8"/>
      <text:p text:style-name="P9">(Demo)</text:p>
      <text:p text:style-name="P1"/>
      <text:p text:style-name="P1"/>
      <text:p text:style-name="P3">P1<text:span text:style-name="T13">1</text:span>: Result of attack.</text:p>
      <text:p text:style-name="P10">For the result of this attack, <text:span text:style-name="T16">the left chart shows the frequency of 0 and the right chart shows the 0 runs in each 128 bit seeds under different IF Gains. We can see that the attack has no affect under a threshold of about 12 dB, but then an obvious bias of random bit can be observed. So the frequency of 0 goes up and seeds appeared to have abnormally 0 runs. The effect of attack seems weaker after 23 dB for some reason but we can’t really explain since we don’t have the exact circuit design so we don’t know what actually is happening there. But we suggest this might be caused by the distortion of signal source under high amplification. Specifically when the signal is at a most effective strength 18% of the seeds ended up in pure zeros. We have to admit that in practice this signal strength might be difficult to achieve in wireless, but there is a potential given close physical access to the device.</text:span></text:p>
      <text:p text:style-name="P1"/>
      <text:p text:style-name="P2"><text:span text:style-name="T5">P1</text:span><text:span text:style-name="T8">2</text:span><text:span text:style-name="T5">: Conclusion.</text:span> </text:p>
      <text:p text:style-name="P11">So in conclusion, <text:span text:style-name="T18">despite all the cryptographic support on this device, the RNG is Really Not Good. First of all, the low entropy PRNG should not be used for any cryptographic purposes. Secondly, when using the radio noise as the entropy source, it must be physically carefully protected. However, the good news is that TI has implemented a dedicated TRNG in their latest CC2650 series. We hope would be a solution to the problems.</text:span></text:p>
      <text:p text:style-name="P11"/>
      <text:p text:style-name="P13">That’s all for my presentation today. Thank you very much for liste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21T15:48:58.579878902</dc:date>
    <meta:editing-duration>PT15H43M13S</meta:editing-duration>
    <meta:editing-cycles>695</meta:editing-cycles>
    <meta:document-statistic meta:table-count="0" meta:image-count="0" meta:object-count="0" meta:page-count="3" meta:paragraph-count="38" meta:word-count="1462" meta:character-count="8429" meta:non-whitespace-character-count="6995"/>
  </office:meta>
</office:document-meta>
</file>